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3d0e496fa22e1a6f419300d818fb1059" style:family="table-column">
      <style:table-column-properties fo:break-before="auto" style:use-optimal-column-width="false" style:column-width="6cm"/>
    </style:style>
    <style:style style:name="odsStyleTableColumn-266bfa0d629060de1bd7ff51297a6ea6" style:family="table-column">
      <style:table-column-properties fo:break-before="auto" style:use-optimal-column-width="false" style:column-width="5cm"/>
    </style:style>
    <style:style style:name="odsStyleTableColumn-884091de6fdfb535a769fd1e2b3fed6b" style:family="table-column">
      <style:table-column-properties fo:break-before="auto" style:use-optimal-column-width="false" style:column-width="3cm"/>
    </style:style>
    <style:style style:name="odsStyleTableCell-c60eef4c039dfeccc977333f40cc87c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423a700603999fd7e5bb6ecd53ac6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cf34ee0892295c519929317330425397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7513def85a7a2c6167d37ff72ba8a96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7c3ff628d04d681dcf5add9aade029f2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db33cc007f65fc69ef1c9d23251a403b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3d0e496fa22e1a6f419300d818fb1059" table:default-cell-style-name="Default"/>
        <table:table-column table:style-name="odsStyleTableColumn-266bfa0d629060de1bd7ff51297a6ea6" table:default-cell-style-name="Default"/>
        <table:table-column table:style-name="odsStyleTableColumn-884091de6fdfb535a769fd1e2b3fed6b" table:default-cell-style-name="Default"/>
        <table:table-column table:style-name="odsStyleTableColumn-884091de6fdfb535a769fd1e2b3fed6b" table:default-cell-style-name="Default"/>
        <table:table-column table:style-name="odsStyleTableColumn-884091de6fdfb535a769fd1e2b3fed6b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c60eef4c039dfeccc977333f40cc87c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423a700603999fd7e5bb6ecd53ac63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423a700603999fd7e5bb6ecd53ac637" table:number-columns-spanned="5" table:number-rows-spanned="1" office:value-type="string">
            <text:p>TABLA No. 63-24</text:p>
          </table:table-cell>
          <table:covered-table-cell table:number-columns-repeated="4"/>
        </table:table-row>
        <table:table-row table:style-name="ro1">
          <table:table-cell table:style-name="odsStyleTableCell-7423a700603999fd7e5bb6ecd53ac637" table:number-columns-spanned="5" table:number-rows-spanned="1" office:value-type="string">
            <text:p>TABLA DE COTIZACIONES DEL 3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423a700603999fd7e5bb6ecd53ac63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cf34ee0892295c519929317330425397" office:value-type="string">
            <text:p>PAIS</text:p>
          </table:table-cell>
          <table:table-cell table:style-name="odsStyleTableCell-cf34ee0892295c519929317330425397" office:value-type="string">
            <text:p>UNIDAD MONETARIA</text:p>
          </table:table-cell>
          <table:table-cell table:style-name="odsStyleTableCell-cf34ee0892295c519929317330425397" office:value-type="string">
            <text:p>MONEDA</text:p>
          </table:table-cell>
          <table:table-cell table:style-name="odsStyleTableCell-cf34ee0892295c519929317330425397" office:value-type="string">
            <text:p>TIPO DE CAMBIO EN Bs POR UNIDAD DE MONEDA EXTRANJERA</text:p>
          </table:table-cell>
          <table:table-cell table:style-name="odsStyleTableCell-cf34ee0892295c519929317330425397" office:value-type="string">
            <text:p>TIPO DE CAMBIO EN M.E.</text:p>
          </table:table-cell>
        </table:table-row>
        <table:table-row table:style-name="ro1">
          <table:table-cell table:style-name="odsStyleTableCell-f7513def85a7a2c6167d37ff72ba8a96" office:value-type="string">
            <text:p>ESTADOS UNIDOS</text:p>
          </table:table-cell>
          <table:table-cell table:style-name="odsStyleTableCell-f7513def85a7a2c6167d37ff72ba8a96" office:value-type="string">
            <text:p>DOLAR VENTA</text:p>
          </table:table-cell>
          <table:table-cell table:style-name="odsStyleTableCell-f7513def85a7a2c6167d37ff72ba8a96" office:value-type="string">
            <text:p>USD.VENTA</text:p>
          </table:table-cell>
          <table:table-cell table:style-name="odsStyleTableCell-7c3ff628d04d681dcf5add9aade029f2" office:value-type="string">
            <text:p>6.96000</text:p>
          </table:table-cell>
          <table:table-cell table:style-name="odsStyleTableCell-7c3ff628d04d681dcf5add9aade029f2" office:value-type="string">
            <text:p/>
          </table:table-cell>
        </table:table-row>
        <table:table-row table:style-name="ro1">
          <table:table-cell table:style-name="odsStyleTableCell-f7513def85a7a2c6167d37ff72ba8a96" office:value-type="string">
            <text:p>ESTADOS UNIDOS</text:p>
          </table:table-cell>
          <table:table-cell table:style-name="odsStyleTableCell-f7513def85a7a2c6167d37ff72ba8a96" office:value-type="string">
            <text:p>DOLAR COMPRA</text:p>
          </table:table-cell>
          <table:table-cell table:style-name="odsStyleTableCell-f7513def85a7a2c6167d37ff72ba8a96" office:value-type="string">
            <text:p>USD.COMPRA</text:p>
          </table:table-cell>
          <table:table-cell table:style-name="odsStyleTableCell-7c3ff628d04d681dcf5add9aade029f2" office:value-type="string">
            <text:p>6.86000</text:p>
          </table:table-cell>
          <table:table-cell table:style-name="odsStyleTableCell-7c3ff628d04d681dcf5add9aade029f2" office:value-type="string">
            <text:p/>
          </table:table-cell>
        </table:table-row>
        <table:table-row table:style-name="ro1">
          <table:table-cell table:style-name="odsStyleTableCell-f7513def85a7a2c6167d37ff72ba8a96" office:value-type="string">
            <text:p>UNION EUROPEA</text:p>
          </table:table-cell>
          <table:table-cell table:style-name="odsStyleTableCell-f7513def85a7a2c6167d37ff72ba8a96" office:value-type="string">
            <text:p>EURO</text:p>
          </table:table-cell>
          <table:table-cell table:style-name="odsStyleTableCell-f7513def85a7a2c6167d37ff72ba8a96" office:value-type="string">
            <text:p>EUR</text:p>
          </table:table-cell>
          <table:table-cell table:style-name="odsStyleTableCell-7c3ff628d04d681dcf5add9aade029f2" office:value-type="string">
            <text:p>7.38476</text:p>
          </table:table-cell>
          <table:table-cell table:style-name="odsStyleTableCell-7c3ff628d04d681dcf5add9aade029f2" office:value-type="string">
            <text:p>0.92894</text:p>
          </table:table-cell>
        </table:table-row>
        <table:table-row table:style-name="ro1">
          <table:table-cell table:style-name="odsStyleTableCell-f7513def85a7a2c6167d37ff72ba8a96" office:value-type="string">
            <text:p>JAPON</text:p>
          </table:table-cell>
          <table:table-cell table:style-name="odsStyleTableCell-f7513def85a7a2c6167d37ff72ba8a96" office:value-type="string">
            <text:p>YEN</text:p>
          </table:table-cell>
          <table:table-cell table:style-name="odsStyleTableCell-f7513def85a7a2c6167d37ff72ba8a96" office:value-type="string">
            <text:p>JPY</text:p>
          </table:table-cell>
          <table:table-cell table:style-name="odsStyleTableCell-7c3ff628d04d681dcf5add9aade029f2" office:value-type="string">
            <text:p>0.04526</text:p>
          </table:table-cell>
          <table:table-cell table:style-name="odsStyleTableCell-7c3ff628d04d681dcf5add9aade029f2" office:value-type="string">
            <text:p>151.56000</text:p>
          </table:table-cell>
        </table:table-row>
        <table:table-row table:style-name="ro1">
          <table:table-cell table:style-name="odsStyleTableCell-f7513def85a7a2c6167d37ff72ba8a96" office:value-type="string">
            <text:p>ARABIA SAUDITA</text:p>
          </table:table-cell>
          <table:table-cell table:style-name="odsStyleTableCell-f7513def85a7a2c6167d37ff72ba8a96" office:value-type="string">
            <text:p>RIYAL SAUDÍ</text:p>
          </table:table-cell>
          <table:table-cell table:style-name="odsStyleTableCell-f7513def85a7a2c6167d37ff72ba8a96" office:value-type="string">
            <text:p>SAR</text:p>
          </table:table-cell>
          <table:table-cell table:style-name="odsStyleTableCell-7c3ff628d04d681dcf5add9aade029f2" office:value-type="string">
            <text:p>1.82894</text:p>
          </table:table-cell>
          <table:table-cell table:style-name="odsStyleTableCell-7c3ff628d04d681dcf5add9aade029f2" office:value-type="string">
            <text:p>3.75080</text:p>
          </table:table-cell>
        </table:table-row>
        <table:table-row table:style-name="ro1">
          <table:table-cell table:style-name="odsStyleTableCell-f7513def85a7a2c6167d37ff72ba8a96" office:value-type="string">
            <text:p>ARGELIA</text:p>
          </table:table-cell>
          <table:table-cell table:style-name="odsStyleTableCell-f7513def85a7a2c6167d37ff72ba8a96" office:value-type="string">
            <text:p>DINAR ARGELINO</text:p>
          </table:table-cell>
          <table:table-cell table:style-name="odsStyleTableCell-f7513def85a7a2c6167d37ff72ba8a96" office:value-type="string">
            <text:p>DZD</text:p>
          </table:table-cell>
          <table:table-cell table:style-name="odsStyleTableCell-7c3ff628d04d681dcf5add9aade029f2" office:value-type="string">
            <text:p>0.05095</text:p>
          </table:table-cell>
          <table:table-cell table:style-name="odsStyleTableCell-7c3ff628d04d681dcf5add9aade029f2" office:value-type="string">
            <text:p>134.63660</text:p>
          </table:table-cell>
        </table:table-row>
        <table:table-row table:style-name="ro1">
          <table:table-cell table:style-name="odsStyleTableCell-f7513def85a7a2c6167d37ff72ba8a96" office:value-type="string">
            <text:p>ARGENTINA</text:p>
          </table:table-cell>
          <table:table-cell table:style-name="odsStyleTableCell-f7513def85a7a2c6167d37ff72ba8a96" office:value-type="string">
            <text:p>PESO</text:p>
          </table:table-cell>
          <table:table-cell table:style-name="odsStyleTableCell-f7513def85a7a2c6167d37ff72ba8a96" office:value-type="string">
            <text:p>ARS</text:p>
          </table:table-cell>
          <table:table-cell table:style-name="odsStyleTableCell-7c3ff628d04d681dcf5add9aade029f2" office:value-type="string">
            <text:p>0.00800</text:p>
          </table:table-cell>
          <table:table-cell table:style-name="odsStyleTableCell-7c3ff628d04d681dcf5add9aade029f2" office:value-type="string">
            <text:p>857.67210</text:p>
          </table:table-cell>
        </table:table-row>
        <table:table-row table:style-name="ro1">
          <table:table-cell table:style-name="odsStyleTableCell-f7513def85a7a2c6167d37ff72ba8a96" office:value-type="string">
            <text:p>AUSTRALIA</text:p>
          </table:table-cell>
          <table:table-cell table:style-name="odsStyleTableCell-f7513def85a7a2c6167d37ff72ba8a96" office:value-type="string">
            <text:p>DÓLAR</text:p>
          </table:table-cell>
          <table:table-cell table:style-name="odsStyleTableCell-f7513def85a7a2c6167d37ff72ba8a96" office:value-type="string">
            <text:p>AUD</text:p>
          </table:table-cell>
          <table:table-cell table:style-name="odsStyleTableCell-7c3ff628d04d681dcf5add9aade029f2" office:value-type="string">
            <text:p>4.46792</text:p>
          </table:table-cell>
          <table:table-cell table:style-name="odsStyleTableCell-7c3ff628d04d681dcf5add9aade029f2" office:value-type="string">
            <text:p>1.53539</text:p>
          </table:table-cell>
        </table:table-row>
        <table:table-row table:style-name="ro1">
          <table:table-cell table:style-name="odsStyleTableCell-f7513def85a7a2c6167d37ff72ba8a96" office:value-type="string">
            <text:p>BRASIL</text:p>
          </table:table-cell>
          <table:table-cell table:style-name="odsStyleTableCell-f7513def85a7a2c6167d37ff72ba8a96" office:value-type="string">
            <text:p>REAL</text:p>
          </table:table-cell>
          <table:table-cell table:style-name="odsStyleTableCell-f7513def85a7a2c6167d37ff72ba8a96" office:value-type="string">
            <text:p>BRL</text:p>
          </table:table-cell>
          <table:table-cell table:style-name="odsStyleTableCell-7c3ff628d04d681dcf5add9aade029f2" office:value-type="string">
            <text:p>1.35777</text:p>
          </table:table-cell>
          <table:table-cell table:style-name="odsStyleTableCell-7c3ff628d04d681dcf5add9aade029f2" office:value-type="string">
            <text:p>5.05240</text:p>
          </table:table-cell>
        </table:table-row>
        <table:table-row table:style-name="ro1">
          <table:table-cell table:style-name="odsStyleTableCell-f7513def85a7a2c6167d37ff72ba8a96" office:value-type="string">
            <text:p>CANADA</text:p>
          </table:table-cell>
          <table:table-cell table:style-name="odsStyleTableCell-f7513def85a7a2c6167d37ff72ba8a96" office:value-type="string">
            <text:p>DÓLAR</text:p>
          </table:table-cell>
          <table:table-cell table:style-name="odsStyleTableCell-f7513def85a7a2c6167d37ff72ba8a96" office:value-type="string">
            <text:p>CAD</text:p>
          </table:table-cell>
          <table:table-cell table:style-name="odsStyleTableCell-7c3ff628d04d681dcf5add9aade029f2" office:value-type="string">
            <text:p>5.05378</text:p>
          </table:table-cell>
          <table:table-cell table:style-name="odsStyleTableCell-7c3ff628d04d681dcf5add9aade029f2" office:value-type="string">
            <text:p>1.35740</text:p>
          </table:table-cell>
        </table:table-row>
        <table:table-row table:style-name="ro1">
          <table:table-cell table:style-name="odsStyleTableCell-f7513def85a7a2c6167d37ff72ba8a96" office:value-type="string">
            <text:p>CHILE</text:p>
          </table:table-cell>
          <table:table-cell table:style-name="odsStyleTableCell-f7513def85a7a2c6167d37ff72ba8a96" office:value-type="string">
            <text:p>PESO</text:p>
          </table:table-cell>
          <table:table-cell table:style-name="odsStyleTableCell-f7513def85a7a2c6167d37ff72ba8a96" office:value-type="string">
            <text:p>CLP</text:p>
          </table:table-cell>
          <table:table-cell table:style-name="odsStyleTableCell-7c3ff628d04d681dcf5add9aade029f2" office:value-type="string">
            <text:p>0.00704</text:p>
          </table:table-cell>
          <table:table-cell table:style-name="odsStyleTableCell-7c3ff628d04d681dcf5add9aade029f2" office:value-type="string">
            <text:p>974.80000</text:p>
          </table:table-cell>
        </table:table-row>
        <table:table-row table:style-name="ro1">
          <table:table-cell table:style-name="odsStyleTableCell-f7513def85a7a2c6167d37ff72ba8a96" office:value-type="string">
            <text:p>COLOMBIA</text:p>
          </table:table-cell>
          <table:table-cell table:style-name="odsStyleTableCell-f7513def85a7a2c6167d37ff72ba8a96" office:value-type="string">
            <text:p>PESO</text:p>
          </table:table-cell>
          <table:table-cell table:style-name="odsStyleTableCell-f7513def85a7a2c6167d37ff72ba8a96" office:value-type="string">
            <text:p>COP</text:p>
          </table:table-cell>
          <table:table-cell table:style-name="odsStyleTableCell-7c3ff628d04d681dcf5add9aade029f2" office:value-type="string">
            <text:p>0.00179</text:p>
          </table:table-cell>
          <table:table-cell table:style-name="odsStyleTableCell-7c3ff628d04d681dcf5add9aade029f2" office:value-type="string">
            <text:p>3,830.06000</text:p>
          </table:table-cell>
        </table:table-row>
        <table:table-row table:style-name="ro1">
          <table:table-cell table:style-name="odsStyleTableCell-f7513def85a7a2c6167d37ff72ba8a96" office:value-type="string">
            <text:p>COREA DEL SUR</text:p>
          </table:table-cell>
          <table:table-cell table:style-name="odsStyleTableCell-f7513def85a7a2c6167d37ff72ba8a96" office:value-type="string">
            <text:p>WON</text:p>
          </table:table-cell>
          <table:table-cell table:style-name="odsStyleTableCell-f7513def85a7a2c6167d37ff72ba8a96" office:value-type="string">
            <text:p>KRW</text:p>
          </table:table-cell>
          <table:table-cell table:style-name="odsStyleTableCell-7c3ff628d04d681dcf5add9aade029f2" office:value-type="string">
            <text:p>0.00507</text:p>
          </table:table-cell>
          <table:table-cell table:style-name="odsStyleTableCell-7c3ff628d04d681dcf5add9aade029f2" office:value-type="string">
            <text:p>1,352.07000</text:p>
          </table:table-cell>
        </table:table-row>
        <table:table-row table:style-name="ro1">
          <table:table-cell table:style-name="odsStyleTableCell-f7513def85a7a2c6167d37ff72ba8a96" office:value-type="string">
            <text:p>COSTA RICA</text:p>
          </table:table-cell>
          <table:table-cell table:style-name="odsStyleTableCell-f7513def85a7a2c6167d37ff72ba8a96" office:value-type="string">
            <text:p>COLON COSTARRICENSE</text:p>
          </table:table-cell>
          <table:table-cell table:style-name="odsStyleTableCell-f7513def85a7a2c6167d37ff72ba8a96" office:value-type="string">
            <text:p>CRC</text:p>
          </table:table-cell>
          <table:table-cell table:style-name="odsStyleTableCell-7c3ff628d04d681dcf5add9aade029f2" office:value-type="string">
            <text:p>0.01365</text:p>
          </table:table-cell>
          <table:table-cell table:style-name="odsStyleTableCell-7c3ff628d04d681dcf5add9aade029f2" office:value-type="string">
            <text:p>502.64000</text:p>
          </table:table-cell>
        </table:table-row>
        <table:table-row table:style-name="ro1">
          <table:table-cell table:style-name="odsStyleTableCell-f7513def85a7a2c6167d37ff72ba8a96" office:value-type="string">
            <text:p>REPUBLICA CHECA</text:p>
          </table:table-cell>
          <table:table-cell table:style-name="odsStyleTableCell-f7513def85a7a2c6167d37ff72ba8a96" office:value-type="string">
            <text:p>CORONA CHECA</text:p>
          </table:table-cell>
          <table:table-cell table:style-name="odsStyleTableCell-f7513def85a7a2c6167d37ff72ba8a96" office:value-type="string">
            <text:p>CZK</text:p>
          </table:table-cell>
          <table:table-cell table:style-name="odsStyleTableCell-7c3ff628d04d681dcf5add9aade029f2" office:value-type="string">
            <text:p>0.29180</text:p>
          </table:table-cell>
          <table:table-cell table:style-name="odsStyleTableCell-7c3ff628d04d681dcf5add9aade029f2" office:value-type="string">
            <text:p>23.50900</text:p>
          </table:table-cell>
        </table:table-row>
        <table:table-row table:style-name="ro1">
          <table:table-cell table:style-name="odsStyleTableCell-f7513def85a7a2c6167d37ff72ba8a96" office:value-type="string">
            <text:p>DINAMARCA</text:p>
          </table:table-cell>
          <table:table-cell table:style-name="odsStyleTableCell-f7513def85a7a2c6167d37ff72ba8a96" office:value-type="string">
            <text:p>CORONA</text:p>
          </table:table-cell>
          <table:table-cell table:style-name="odsStyleTableCell-f7513def85a7a2c6167d37ff72ba8a96" office:value-type="string">
            <text:p>DKK</text:p>
          </table:table-cell>
          <table:table-cell table:style-name="odsStyleTableCell-7c3ff628d04d681dcf5add9aade029f2" office:value-type="string">
            <text:p>0.99018</text:p>
          </table:table-cell>
          <table:table-cell table:style-name="odsStyleTableCell-7c3ff628d04d681dcf5add9aade029f2" office:value-type="string">
            <text:p>6.92800</text:p>
          </table:table-cell>
        </table:table-row>
        <table:table-row table:style-name="ro1">
          <table:table-cell table:style-name="odsStyleTableCell-f7513def85a7a2c6167d37ff72ba8a96" office:value-type="string">
            <text:p>ECUADOR</text:p>
          </table:table-cell>
          <table:table-cell table:style-name="odsStyleTableCell-f7513def85a7a2c6167d37ff72ba8a96" office:value-type="string">
            <text:p>DÓLAR</text:p>
          </table:table-cell>
          <table:table-cell table:style-name="odsStyleTableCell-f7513def85a7a2c6167d37ff72ba8a96" office:value-type="string">
            <text:p>USD</text:p>
          </table:table-cell>
          <table:table-cell table:style-name="odsStyleTableCell-7c3ff628d04d681dcf5add9aade029f2" office:value-type="string">
            <text:p>6.86000</text:p>
          </table:table-cell>
          <table:table-cell table:style-name="odsStyleTableCell-7c3ff628d04d681dcf5add9aade029f2" office:value-type="string">
            <text:p>1.00000</text:p>
          </table:table-cell>
        </table:table-row>
        <table:table-row table:style-name="ro1">
          <table:table-cell table:style-name="odsStyleTableCell-f7513def85a7a2c6167d37ff72ba8a96" office:value-type="string">
            <text:p>EMIRATOS ARABES</text:p>
          </table:table-cell>
          <table:table-cell table:style-name="odsStyleTableCell-f7513def85a7a2c6167d37ff72ba8a96" office:value-type="string">
            <text:p>DIRHAM</text:p>
          </table:table-cell>
          <table:table-cell table:style-name="odsStyleTableCell-f7513def85a7a2c6167d37ff72ba8a96" office:value-type="string">
            <text:p>AED</text:p>
          </table:table-cell>
          <table:table-cell table:style-name="odsStyleTableCell-7c3ff628d04d681dcf5add9aade029f2" office:value-type="string">
            <text:p>1.86794</text:p>
          </table:table-cell>
          <table:table-cell table:style-name="odsStyleTableCell-7c3ff628d04d681dcf5add9aade029f2" office:value-type="string">
            <text:p>3.67250</text:p>
          </table:table-cell>
        </table:table-row>
        <table:table-row table:style-name="ro1">
          <table:table-cell table:style-name="odsStyleTableCell-f7513def85a7a2c6167d37ff72ba8a96" office:value-type="string">
            <text:p>FILIPINAS</text:p>
          </table:table-cell>
          <table:table-cell table:style-name="odsStyleTableCell-f7513def85a7a2c6167d37ff72ba8a96" office:value-type="string">
            <text:p>PESO FILIPINO</text:p>
          </table:table-cell>
          <table:table-cell table:style-name="odsStyleTableCell-f7513def85a7a2c6167d37ff72ba8a96" office:value-type="string">
            <text:p>PHP</text:p>
          </table:table-cell>
          <table:table-cell table:style-name="odsStyleTableCell-7c3ff628d04d681dcf5add9aade029f2" office:value-type="string">
            <text:p>0.12176</text:p>
          </table:table-cell>
          <table:table-cell table:style-name="odsStyleTableCell-7c3ff628d04d681dcf5add9aade029f2" office:value-type="string">
            <text:p>56.34100</text:p>
          </table:table-cell>
        </table:table-row>
        <table:table-row table:style-name="ro1">
          <table:table-cell table:style-name="odsStyleTableCell-f7513def85a7a2c6167d37ff72ba8a96" office:value-type="string">
            <text:p>HAITÍ</text:p>
          </table:table-cell>
          <table:table-cell table:style-name="odsStyleTableCell-f7513def85a7a2c6167d37ff72ba8a96" office:value-type="string">
            <text:p>GOURDE</text:p>
          </table:table-cell>
          <table:table-cell table:style-name="odsStyleTableCell-f7513def85a7a2c6167d37ff72ba8a96" office:value-type="string">
            <text:p>HTG</text:p>
          </table:table-cell>
          <table:table-cell table:style-name="odsStyleTableCell-7c3ff628d04d681dcf5add9aade029f2" office:value-type="string">
            <text:p>0.05185</text:p>
          </table:table-cell>
          <table:table-cell table:style-name="odsStyleTableCell-7c3ff628d04d681dcf5add9aade029f2" office:value-type="string">
            <text:p>132.30670</text:p>
          </table:table-cell>
        </table:table-row>
        <table:table-row table:style-name="ro1">
          <table:table-cell table:style-name="odsStyleTableCell-f7513def85a7a2c6167d37ff72ba8a96" office:value-type="string">
            <text:p>HONG KONG</text:p>
          </table:table-cell>
          <table:table-cell table:style-name="odsStyleTableCell-f7513def85a7a2c6167d37ff72ba8a96" office:value-type="string">
            <text:p>DÓLAR</text:p>
          </table:table-cell>
          <table:table-cell table:style-name="odsStyleTableCell-f7513def85a7a2c6167d37ff72ba8a96" office:value-type="string">
            <text:p>HKD</text:p>
          </table:table-cell>
          <table:table-cell table:style-name="odsStyleTableCell-7c3ff628d04d681dcf5add9aade029f2" office:value-type="string">
            <text:p>0.87625</text:p>
          </table:table-cell>
          <table:table-cell table:style-name="odsStyleTableCell-7c3ff628d04d681dcf5add9aade029f2" office:value-type="string">
            <text:p>7.82880</text:p>
          </table:table-cell>
        </table:table-row>
        <table:table-row table:style-name="ro1">
          <table:table-cell table:style-name="odsStyleTableCell-f7513def85a7a2c6167d37ff72ba8a96" office:value-type="string">
            <text:p>INDIA</text:p>
          </table:table-cell>
          <table:table-cell table:style-name="odsStyleTableCell-f7513def85a7a2c6167d37ff72ba8a96" office:value-type="string">
            <text:p>RUPIA</text:p>
          </table:table-cell>
          <table:table-cell table:style-name="odsStyleTableCell-f7513def85a7a2c6167d37ff72ba8a96" office:value-type="string">
            <text:p>INR</text:p>
          </table:table-cell>
          <table:table-cell table:style-name="odsStyleTableCell-7c3ff628d04d681dcf5add9aade029f2" office:value-type="string">
            <text:p>0.08227</text:p>
          </table:table-cell>
          <table:table-cell table:style-name="odsStyleTableCell-7c3ff628d04d681dcf5add9aade029f2" office:value-type="string">
            <text:p>83.38620</text:p>
          </table:table-cell>
        </table:table-row>
        <table:table-row table:style-name="ro1">
          <table:table-cell table:style-name="odsStyleTableCell-f7513def85a7a2c6167d37ff72ba8a96" office:value-type="string">
            <text:p>INDONESIA</text:p>
          </table:table-cell>
          <table:table-cell table:style-name="odsStyleTableCell-f7513def85a7a2c6167d37ff72ba8a96" office:value-type="string">
            <text:p>RUPIA INDONESIA</text:p>
          </table:table-cell>
          <table:table-cell table:style-name="odsStyleTableCell-f7513def85a7a2c6167d37ff72ba8a96" office:value-type="string">
            <text:p>IDR</text:p>
          </table:table-cell>
          <table:table-cell table:style-name="odsStyleTableCell-7c3ff628d04d681dcf5add9aade029f2" office:value-type="string">
            <text:p>0.00043</text:p>
          </table:table-cell>
          <table:table-cell table:style-name="odsStyleTableCell-7c3ff628d04d681dcf5add9aade029f2" office:value-type="string">
            <text:p>15,897.00000</text:p>
          </table:table-cell>
        </table:table-row>
        <table:table-row table:style-name="ro1">
          <table:table-cell table:style-name="odsStyleTableCell-f7513def85a7a2c6167d37ff72ba8a96" office:value-type="string">
            <text:p>ISRAEL</text:p>
          </table:table-cell>
          <table:table-cell table:style-name="odsStyleTableCell-f7513def85a7a2c6167d37ff72ba8a96" office:value-type="string">
            <text:p>NUEVO SÉQUEL</text:p>
          </table:table-cell>
          <table:table-cell table:style-name="odsStyleTableCell-f7513def85a7a2c6167d37ff72ba8a96" office:value-type="string">
            <text:p>ILS</text:p>
          </table:table-cell>
          <table:table-cell table:style-name="odsStyleTableCell-7c3ff628d04d681dcf5add9aade029f2" office:value-type="string">
            <text:p>1.84866</text:p>
          </table:table-cell>
          <table:table-cell table:style-name="odsStyleTableCell-7c3ff628d04d681dcf5add9aade029f2" office:value-type="string">
            <text:p>3.71080</text:p>
          </table:table-cell>
        </table:table-row>
        <table:table-row table:style-name="ro1">
          <table:table-cell table:style-name="odsStyleTableCell-f7513def85a7a2c6167d37ff72ba8a96" office:value-type="string">
            <text:p>MALASIA</text:p>
          </table:table-cell>
          <table:table-cell table:style-name="odsStyleTableCell-f7513def85a7a2c6167d37ff72ba8a96" office:value-type="string">
            <text:p>RINGGIT MALAYO</text:p>
          </table:table-cell>
          <table:table-cell table:style-name="odsStyleTableCell-f7513def85a7a2c6167d37ff72ba8a96" office:value-type="string">
            <text:p>MYR</text:p>
          </table:table-cell>
          <table:table-cell table:style-name="odsStyleTableCell-7c3ff628d04d681dcf5add9aade029f2" office:value-type="string">
            <text:p>1.44345</text:p>
          </table:table-cell>
          <table:table-cell table:style-name="odsStyleTableCell-7c3ff628d04d681dcf5add9aade029f2" office:value-type="string">
            <text:p>4.75250</text:p>
          </table:table-cell>
        </table:table-row>
        <table:table-row table:style-name="ro1">
          <table:table-cell table:style-name="odsStyleTableCell-f7513def85a7a2c6167d37ff72ba8a96" office:value-type="string">
            <text:p>MEXICO</text:p>
          </table:table-cell>
          <table:table-cell table:style-name="odsStyleTableCell-f7513def85a7a2c6167d37ff72ba8a96" office:value-type="string">
            <text:p>PESO</text:p>
          </table:table-cell>
          <table:table-cell table:style-name="odsStyleTableCell-f7513def85a7a2c6167d37ff72ba8a96" office:value-type="string">
            <text:p>MXN</text:p>
          </table:table-cell>
          <table:table-cell table:style-name="odsStyleTableCell-7c3ff628d04d681dcf5add9aade029f2" office:value-type="string">
            <text:p>0.41389</text:p>
          </table:table-cell>
          <table:table-cell table:style-name="odsStyleTableCell-7c3ff628d04d681dcf5add9aade029f2" office:value-type="string">
            <text:p>16.57430</text:p>
          </table:table-cell>
        </table:table-row>
        <table:table-row table:style-name="ro1">
          <table:table-cell table:style-name="odsStyleTableCell-f7513def85a7a2c6167d37ff72ba8a96" office:value-type="string">
            <text:p>NORUEGA</text:p>
          </table:table-cell>
          <table:table-cell table:style-name="odsStyleTableCell-f7513def85a7a2c6167d37ff72ba8a96" office:value-type="string">
            <text:p>CORONA</text:p>
          </table:table-cell>
          <table:table-cell table:style-name="odsStyleTableCell-f7513def85a7a2c6167d37ff72ba8a96" office:value-type="string">
            <text:p>NOK</text:p>
          </table:table-cell>
          <table:table-cell table:style-name="odsStyleTableCell-7c3ff628d04d681dcf5add9aade029f2" office:value-type="string">
            <text:p>0.63244</text:p>
          </table:table-cell>
          <table:table-cell table:style-name="odsStyleTableCell-7c3ff628d04d681dcf5add9aade029f2" office:value-type="string">
            <text:p>10.84680</text:p>
          </table:table-cell>
        </table:table-row>
        <table:table-row table:style-name="ro1">
          <table:table-cell table:style-name="odsStyleTableCell-f7513def85a7a2c6167d37ff72ba8a96" office:value-type="string">
            <text:p>PANAMÁ</text:p>
          </table:table-cell>
          <table:table-cell table:style-name="odsStyleTableCell-f7513def85a7a2c6167d37ff72ba8a96" office:value-type="string">
            <text:p>BALBOA</text:p>
          </table:table-cell>
          <table:table-cell table:style-name="odsStyleTableCell-f7513def85a7a2c6167d37ff72ba8a96" office:value-type="string">
            <text:p>PAB</text:p>
          </table:table-cell>
          <table:table-cell table:style-name="odsStyleTableCell-7c3ff628d04d681dcf5add9aade029f2" office:value-type="string">
            <text:p>6.86000</text:p>
          </table:table-cell>
          <table:table-cell table:style-name="odsStyleTableCell-7c3ff628d04d681dcf5add9aade029f2" office:value-type="string">
            <text:p>1.00000</text:p>
          </table:table-cell>
        </table:table-row>
        <table:table-row table:style-name="ro1">
          <table:table-cell table:style-name="odsStyleTableCell-f7513def85a7a2c6167d37ff72ba8a96" office:value-type="string">
            <text:p>PARAGUAY</text:p>
          </table:table-cell>
          <table:table-cell table:style-name="odsStyleTableCell-f7513def85a7a2c6167d37ff72ba8a96" office:value-type="string">
            <text:p>GUARANI</text:p>
          </table:table-cell>
          <table:table-cell table:style-name="odsStyleTableCell-f7513def85a7a2c6167d37ff72ba8a96" office:value-type="string">
            <text:p>PYG</text:p>
          </table:table-cell>
          <table:table-cell table:style-name="odsStyleTableCell-7c3ff628d04d681dcf5add9aade029f2" office:value-type="string">
            <text:p>0.00093</text:p>
          </table:table-cell>
          <table:table-cell table:style-name="odsStyleTableCell-7c3ff628d04d681dcf5add9aade029f2" office:value-type="string">
            <text:p>7,369.80000</text:p>
          </table:table-cell>
        </table:table-row>
        <table:table-row table:style-name="ro1">
          <table:table-cell table:style-name="odsStyleTableCell-f7513def85a7a2c6167d37ff72ba8a96" office:value-type="string">
            <text:p>PERU</text:p>
          </table:table-cell>
          <table:table-cell table:style-name="odsStyleTableCell-f7513def85a7a2c6167d37ff72ba8a96" office:value-type="string">
            <text:p>NUEVO SOL</text:p>
          </table:table-cell>
          <table:table-cell table:style-name="odsStyleTableCell-f7513def85a7a2c6167d37ff72ba8a96" office:value-type="string">
            <text:p>PEN</text:p>
          </table:table-cell>
          <table:table-cell table:style-name="odsStyleTableCell-7c3ff628d04d681dcf5add9aade029f2" office:value-type="string">
            <text:p>1.85080</text:p>
          </table:table-cell>
          <table:table-cell table:style-name="odsStyleTableCell-7c3ff628d04d681dcf5add9aade029f2" office:value-type="string">
            <text:p>3.70650</text:p>
          </table:table-cell>
        </table:table-row>
        <table:table-row table:style-name="ro1">
          <table:table-cell table:style-name="odsStyleTableCell-f7513def85a7a2c6167d37ff72ba8a96" office:value-type="string">
            <text:p>REINO UNIDO</text:p>
          </table:table-cell>
          <table:table-cell table:style-name="odsStyleTableCell-f7513def85a7a2c6167d37ff72ba8a96" office:value-type="string">
            <text:p>LIBRA</text:p>
          </table:table-cell>
          <table:table-cell table:style-name="odsStyleTableCell-f7513def85a7a2c6167d37ff72ba8a96" office:value-type="string">
            <text:p>GBP</text:p>
          </table:table-cell>
          <table:table-cell table:style-name="odsStyleTableCell-7c3ff628d04d681dcf5add9aade029f2" office:value-type="string">
            <text:p>8.62372</text:p>
          </table:table-cell>
          <table:table-cell table:style-name="odsStyleTableCell-7c3ff628d04d681dcf5add9aade029f2" office:value-type="string">
            <text:p>0.79548</text:p>
          </table:table-cell>
        </table:table-row>
        <table:table-row table:style-name="ro1">
          <table:table-cell table:style-name="odsStyleTableCell-f7513def85a7a2c6167d37ff72ba8a96" office:value-type="string">
            <text:p>REPÚBLICA DOMINICANA</text:p>
          </table:table-cell>
          <table:table-cell table:style-name="odsStyleTableCell-f7513def85a7a2c6167d37ff72ba8a96" office:value-type="string">
            <text:p>PESO DOMINICANO</text:p>
          </table:table-cell>
          <table:table-cell table:style-name="odsStyleTableCell-f7513def85a7a2c6167d37ff72ba8a96" office:value-type="string">
            <text:p>DOP</text:p>
          </table:table-cell>
          <table:table-cell table:style-name="odsStyleTableCell-7c3ff628d04d681dcf5add9aade029f2" office:value-type="string">
            <text:p>0.11604</text:p>
          </table:table-cell>
          <table:table-cell table:style-name="odsStyleTableCell-7c3ff628d04d681dcf5add9aade029f2" office:value-type="string">
            <text:p>59.11800</text:p>
          </table:table-cell>
        </table:table-row>
        <table:table-row table:style-name="ro1">
          <table:table-cell table:style-name="odsStyleTableCell-f7513def85a7a2c6167d37ff72ba8a96" office:value-type="string">
            <text:p>REP.POPULAR CHINA</text:p>
          </table:table-cell>
          <table:table-cell table:style-name="odsStyleTableCell-f7513def85a7a2c6167d37ff72ba8a96" office:value-type="string">
            <text:p>YUAN RENMINBI OFFSHORE</text:p>
          </table:table-cell>
          <table:table-cell table:style-name="odsStyleTableCell-f7513def85a7a2c6167d37ff72ba8a96" office:value-type="string">
            <text:p>CNH</text:p>
          </table:table-cell>
          <table:table-cell table:style-name="odsStyleTableCell-7c3ff628d04d681dcf5add9aade029f2" office:value-type="string">
            <text:p>0.94537</text:p>
          </table:table-cell>
          <table:table-cell table:style-name="odsStyleTableCell-7c3ff628d04d681dcf5add9aade029f2" office:value-type="string">
            <text:p>7.25640</text:p>
          </table:table-cell>
        </table:table-row>
        <table:table-row table:style-name="ro1">
          <table:table-cell table:style-name="odsStyleTableCell-f7513def85a7a2c6167d37ff72ba8a96" office:value-type="string">
            <text:p>RUSIA</text:p>
          </table:table-cell>
          <table:table-cell table:style-name="odsStyleTableCell-f7513def85a7a2c6167d37ff72ba8a96" office:value-type="string">
            <text:p>RUBLO RUSO</text:p>
          </table:table-cell>
          <table:table-cell table:style-name="odsStyleTableCell-f7513def85a7a2c6167d37ff72ba8a96" office:value-type="string">
            <text:p>RUB</text:p>
          </table:table-cell>
          <table:table-cell table:style-name="odsStyleTableCell-7c3ff628d04d681dcf5add9aade029f2" office:value-type="string">
            <text:p>0.07421</text:p>
          </table:table-cell>
          <table:table-cell table:style-name="odsStyleTableCell-7c3ff628d04d681dcf5add9aade029f2" office:value-type="string">
            <text:p>92.44350</text:p>
          </table:table-cell>
        </table:table-row>
        <table:table-row table:style-name="ro1">
          <table:table-cell table:style-name="odsStyleTableCell-f7513def85a7a2c6167d37ff72ba8a96" office:value-type="string">
            <text:p>SINGAPUR</text:p>
          </table:table-cell>
          <table:table-cell table:style-name="odsStyleTableCell-f7513def85a7a2c6167d37ff72ba8a96" office:value-type="string">
            <text:p>DÓLAR</text:p>
          </table:table-cell>
          <table:table-cell table:style-name="odsStyleTableCell-f7513def85a7a2c6167d37ff72ba8a96" office:value-type="string">
            <text:p>SGD</text:p>
          </table:table-cell>
          <table:table-cell table:style-name="odsStyleTableCell-7c3ff628d04d681dcf5add9aade029f2" office:value-type="string">
            <text:p>5.07547</text:p>
          </table:table-cell>
          <table:table-cell table:style-name="odsStyleTableCell-7c3ff628d04d681dcf5add9aade029f2" office:value-type="string">
            <text:p>1.35160</text:p>
          </table:table-cell>
        </table:table-row>
        <table:table-row table:style-name="ro1">
          <table:table-cell table:style-name="odsStyleTableCell-f7513def85a7a2c6167d37ff72ba8a96" office:value-type="string">
            <text:p>SUDÁFRICA</text:p>
          </table:table-cell>
          <table:table-cell table:style-name="odsStyleTableCell-f7513def85a7a2c6167d37ff72ba8a96" office:value-type="string">
            <text:p>RAND</text:p>
          </table:table-cell>
          <table:table-cell table:style-name="odsStyleTableCell-f7513def85a7a2c6167d37ff72ba8a96" office:value-type="string">
            <text:p>ZAR</text:p>
          </table:table-cell>
          <table:table-cell table:style-name="odsStyleTableCell-7c3ff628d04d681dcf5add9aade029f2" office:value-type="string">
            <text:p>0.36583</text:p>
          </table:table-cell>
          <table:table-cell table:style-name="odsStyleTableCell-7c3ff628d04d681dcf5add9aade029f2" office:value-type="string">
            <text:p>18.75200</text:p>
          </table:table-cell>
        </table:table-row>
        <table:table-row table:style-name="ro1">
          <table:table-cell table:style-name="odsStyleTableCell-f7513def85a7a2c6167d37ff72ba8a96" office:value-type="string">
            <text:p>SUECIA</text:p>
          </table:table-cell>
          <table:table-cell table:style-name="odsStyleTableCell-f7513def85a7a2c6167d37ff72ba8a96" office:value-type="string">
            <text:p>CORONA</text:p>
          </table:table-cell>
          <table:table-cell table:style-name="odsStyleTableCell-f7513def85a7a2c6167d37ff72ba8a96" office:value-type="string">
            <text:p>SEK</text:p>
          </table:table-cell>
          <table:table-cell table:style-name="odsStyleTableCell-7c3ff628d04d681dcf5add9aade029f2" office:value-type="string">
            <text:p>0.63936</text:p>
          </table:table-cell>
          <table:table-cell table:style-name="odsStyleTableCell-7c3ff628d04d681dcf5add9aade029f2" office:value-type="string">
            <text:p>10.72950</text:p>
          </table:table-cell>
        </table:table-row>
        <table:table-row table:style-name="ro1">
          <table:table-cell table:style-name="odsStyleTableCell-f7513def85a7a2c6167d37ff72ba8a96" office:value-type="string">
            <text:p>SUIZA</text:p>
          </table:table-cell>
          <table:table-cell table:style-name="odsStyleTableCell-f7513def85a7a2c6167d37ff72ba8a96" office:value-type="string">
            <text:p>FRANCO</text:p>
          </table:table-cell>
          <table:table-cell table:style-name="odsStyleTableCell-f7513def85a7a2c6167d37ff72ba8a96" office:value-type="string">
            <text:p>CHF</text:p>
          </table:table-cell>
          <table:table-cell table:style-name="odsStyleTableCell-7c3ff628d04d681dcf5add9aade029f2" office:value-type="string">
            <text:p>7.55923</text:p>
          </table:table-cell>
          <table:table-cell table:style-name="odsStyleTableCell-7c3ff628d04d681dcf5add9aade029f2" office:value-type="string">
            <text:p>0.90750</text:p>
          </table:table-cell>
        </table:table-row>
        <table:table-row table:style-name="ro1">
          <table:table-cell table:style-name="odsStyleTableCell-f7513def85a7a2c6167d37ff72ba8a96" office:value-type="string">
            <text:p>TAILANDIA</text:p>
          </table:table-cell>
          <table:table-cell table:style-name="odsStyleTableCell-f7513def85a7a2c6167d37ff72ba8a96" office:value-type="string">
            <text:p>THAI BAHT</text:p>
          </table:table-cell>
          <table:table-cell table:style-name="odsStyleTableCell-f7513def85a7a2c6167d37ff72ba8a96" office:value-type="string">
            <text:p>THB</text:p>
          </table:table-cell>
          <table:table-cell table:style-name="odsStyleTableCell-7c3ff628d04d681dcf5add9aade029f2" office:value-type="string">
            <text:p>0.18735</text:p>
          </table:table-cell>
          <table:table-cell table:style-name="odsStyleTableCell-7c3ff628d04d681dcf5add9aade029f2" office:value-type="string">
            <text:p>36.61500</text:p>
          </table:table-cell>
        </table:table-row>
        <table:table-row table:style-name="ro1">
          <table:table-cell table:style-name="odsStyleTableCell-f7513def85a7a2c6167d37ff72ba8a96" office:value-type="string">
            <text:p>TAIWAN</text:p>
          </table:table-cell>
          <table:table-cell table:style-name="odsStyleTableCell-f7513def85a7a2c6167d37ff72ba8a96" office:value-type="string">
            <text:p>DÓLAR</text:p>
          </table:table-cell>
          <table:table-cell table:style-name="odsStyleTableCell-f7513def85a7a2c6167d37ff72ba8a96" office:value-type="string">
            <text:p>TWD</text:p>
          </table:table-cell>
          <table:table-cell table:style-name="odsStyleTableCell-7c3ff628d04d681dcf5add9aade029f2" office:value-type="string">
            <text:p>0.21390</text:p>
          </table:table-cell>
          <table:table-cell table:style-name="odsStyleTableCell-7c3ff628d04d681dcf5add9aade029f2" office:value-type="string">
            <text:p>32.07100</text:p>
          </table:table-cell>
        </table:table-row>
        <table:table-row table:style-name="ro1">
          <table:table-cell table:style-name="odsStyleTableCell-f7513def85a7a2c6167d37ff72ba8a96" office:value-type="string">
            <text:p>TÚNEZ</text:p>
          </table:table-cell>
          <table:table-cell table:style-name="odsStyleTableCell-f7513def85a7a2c6167d37ff72ba8a96" office:value-type="string">
            <text:p>DINAR TUNECINO</text:p>
          </table:table-cell>
          <table:table-cell table:style-name="odsStyleTableCell-f7513def85a7a2c6167d37ff72ba8a96" office:value-type="string">
            <text:p>TND</text:p>
          </table:table-cell>
          <table:table-cell table:style-name="odsStyleTableCell-7c3ff628d04d681dcf5add9aade029f2" office:value-type="string">
            <text:p>2.19134</text:p>
          </table:table-cell>
          <table:table-cell table:style-name="odsStyleTableCell-7c3ff628d04d681dcf5add9aade029f2" office:value-type="string">
            <text:p>3.13050</text:p>
          </table:table-cell>
        </table:table-row>
        <table:table-row table:style-name="ro1">
          <table:table-cell table:style-name="odsStyleTableCell-f7513def85a7a2c6167d37ff72ba8a96" office:value-type="string">
            <text:p>TURQUÍA</text:p>
          </table:table-cell>
          <table:table-cell table:style-name="odsStyleTableCell-f7513def85a7a2c6167d37ff72ba8a96" office:value-type="string">
            <text:p>LIRA TURCA</text:p>
          </table:table-cell>
          <table:table-cell table:style-name="odsStyleTableCell-f7513def85a7a2c6167d37ff72ba8a96" office:value-type="string">
            <text:p>TRY</text:p>
          </table:table-cell>
          <table:table-cell table:style-name="odsStyleTableCell-7c3ff628d04d681dcf5add9aade029f2" office:value-type="string">
            <text:p>0.21409</text:p>
          </table:table-cell>
          <table:table-cell table:style-name="odsStyleTableCell-7c3ff628d04d681dcf5add9aade029f2" office:value-type="string">
            <text:p>32.04240</text:p>
          </table:table-cell>
        </table:table-row>
        <table:table-row table:style-name="ro1">
          <table:table-cell table:style-name="odsStyleTableCell-f7513def85a7a2c6167d37ff72ba8a96" office:value-type="string">
            <text:p>URUGUAY</text:p>
          </table:table-cell>
          <table:table-cell table:style-name="odsStyleTableCell-f7513def85a7a2c6167d37ff72ba8a96" office:value-type="string">
            <text:p>PESO</text:p>
          </table:table-cell>
          <table:table-cell table:style-name="odsStyleTableCell-f7513def85a7a2c6167d37ff72ba8a96" office:value-type="string">
            <text:p>UYU</text:p>
          </table:table-cell>
          <table:table-cell table:style-name="odsStyleTableCell-7c3ff628d04d681dcf5add9aade029f2" office:value-type="string">
            <text:p>0.18111</text:p>
          </table:table-cell>
          <table:table-cell table:style-name="odsStyleTableCell-7c3ff628d04d681dcf5add9aade029f2" office:value-type="string">
            <text:p>37.87710</text:p>
          </table:table-cell>
        </table:table-row>
        <table:table-row table:style-name="ro1">
          <table:table-cell table:style-name="odsStyleTableCell-f7513def85a7a2c6167d37ff72ba8a96" office:value-type="string">
            <text:p>VENEZUELA</text:p>
          </table:table-cell>
          <table:table-cell table:style-name="odsStyleTableCell-f7513def85a7a2c6167d37ff72ba8a96" office:value-type="string">
            <text:p>BOLIVAR DIGITAL</text:p>
          </table:table-cell>
          <table:table-cell table:style-name="odsStyleTableCell-f7513def85a7a2c6167d37ff72ba8a96" office:value-type="string">
            <text:p>VES</text:p>
          </table:table-cell>
          <table:table-cell table:style-name="odsStyleTableCell-7c3ff628d04d681dcf5add9aade029f2" office:value-type="string">
            <text:p>0.18914</text:p>
          </table:table-cell>
          <table:table-cell table:style-name="odsStyleTableCell-7c3ff628d04d681dcf5add9aade029f2" office:value-type="string">
            <text:p>36.27000</text:p>
          </table:table-cell>
        </table:table-row>
        <table:table-row table:style-name="ro1">
          <table:table-cell table:style-name="odsStyleTableCell-f7513def85a7a2c6167d37ff72ba8a96" office:value-type="string">
            <text:p>VIETNAM</text:p>
          </table:table-cell>
          <table:table-cell table:style-name="odsStyleTableCell-f7513def85a7a2c6167d37ff72ba8a96" office:value-type="string">
            <text:p>DONG</text:p>
          </table:table-cell>
          <table:table-cell table:style-name="odsStyleTableCell-f7513def85a7a2c6167d37ff72ba8a96" office:value-type="string">
            <text:p>VND</text:p>
          </table:table-cell>
          <table:table-cell table:style-name="odsStyleTableCell-7c3ff628d04d681dcf5add9aade029f2" office:value-type="string">
            <text:p>0.00028</text:p>
          </table:table-cell>
          <table:table-cell table:style-name="odsStyleTableCell-7c3ff628d04d681dcf5add9aade029f2" office:value-type="string">
            <text:p>24,872.00000</text:p>
          </table:table-cell>
        </table:table-row>
        <table:table-row table:style-name="ro1">
          <table:table-cell table:style-name="odsStyleTableCell-f7513def85a7a2c6167d37ff72ba8a96" office:value-type="string">
            <text:p/>
          </table:table-cell>
          <table:table-cell table:style-name="odsStyleTableCell-f7513def85a7a2c6167d37ff72ba8a96" office:value-type="string">
            <text:p>DERECHO ESPECIAL DE GIRO</text:p>
          </table:table-cell>
          <table:table-cell table:style-name="odsStyleTableCell-f7513def85a7a2c6167d37ff72ba8a96" office:value-type="string">
            <text:p>USD/D.E.G.</text:p>
          </table:table-cell>
          <table:table-cell table:style-name="odsStyleTableCell-7c3ff628d04d681dcf5add9aade029f2" office:value-type="string">
            <text:p/>
          </table:table-cell>
          <table:table-cell table:style-name="odsStyleTableCell-7c3ff628d04d681dcf5add9aade029f2" office:value-type="string">
            <text:p>1.32134</text:p>
          </table:table-cell>
        </table:table-row>
        <table:table-row table:style-name="ro1">
          <table:table-cell table:style-name="odsStyleTableCell-f7513def85a7a2c6167d37ff72ba8a96" office:value-type="string">
            <text:p/>
          </table:table-cell>
          <table:table-cell table:style-name="odsStyleTableCell-f7513def85a7a2c6167d37ff72ba8a96" office:value-type="string">
            <text:p>UNIDAD DE FOMENTO DE VIVIENDA</text:p>
          </table:table-cell>
          <table:table-cell table:style-name="odsStyleTableCell-f7513def85a7a2c6167d37ff72ba8a96" office:value-type="string">
            <text:p>Bs/UFV</text:p>
          </table:table-cell>
          <table:table-cell table:style-name="odsStyleTableCell-7c3ff628d04d681dcf5add9aade029f2" office:value-type="string">
            <text:p/>
          </table:table-cell>
          <table:table-cell table:style-name="odsStyleTableCell-7c3ff628d04d681dcf5add9aade029f2" office:value-type="string">
            <text:p>2.4877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423a700603999fd7e5bb6ecd53ac63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cf34ee0892295c519929317330425397" office:value-type="string">
            <text:p> </text:p>
          </table:table-cell>
          <table:table-cell table:style-name="odsStyleTableCell-cf34ee0892295c519929317330425397" office:value-type="string">
            <text:p>UNIDAD MONETARIA</text:p>
          </table:table-cell>
          <table:table-cell table:style-name="odsStyleTableCell-cf34ee0892295c519929317330425397" office:value-type="string">
            <text:p>MONEDA</text:p>
          </table:table-cell>
          <table:table-cell table:style-name="odsStyleTableCell-cf34ee0892295c519929317330425397" office:value-type="string">
            <text:p>TIPO DE CAMBIO EN M.E.</text:p>
          </table:table-cell>
        </table:table-row>
        <table:table-row table:style-name="ro1">
          <table:table-cell table:style-name="odsStyleTableCell-f7513def85a7a2c6167d37ff72ba8a96" office:value-type="string">
            <text:p>ORO</text:p>
          </table:table-cell>
          <table:table-cell table:style-name="odsStyleTableCell-f7513def85a7a2c6167d37ff72ba8a96" office:value-type="string">
            <text:p>ONZA TROY ORO</text:p>
          </table:table-cell>
          <table:table-cell table:style-name="odsStyleTableCell-f7513def85a7a2c6167d37ff72ba8a96" office:value-type="string">
            <text:p>USD./O.T.F.</text:p>
          </table:table-cell>
          <table:table-cell table:style-name="odsStyleTableCell-7c3ff628d04d681dcf5add9aade029f2" office:value-type="string">
            <text:p>2,270.53000</text:p>
          </table:table-cell>
        </table:table-row>
        <table:table-row table:style-name="ro1">
          <table:table-cell table:style-name="odsStyleTableCell-f7513def85a7a2c6167d37ff72ba8a96" office:value-type="string">
            <text:p>PLATA</text:p>
          </table:table-cell>
          <table:table-cell table:style-name="odsStyleTableCell-f7513def85a7a2c6167d37ff72ba8a96" office:value-type="string">
            <text:p>ONZA TROY PLATA</text:p>
          </table:table-cell>
          <table:table-cell table:style-name="odsStyleTableCell-f7513def85a7a2c6167d37ff72ba8a96" office:value-type="string">
            <text:p>USD./O.T.F.</text:p>
          </table:table-cell>
          <table:table-cell table:style-name="odsStyleTableCell-7c3ff628d04d681dcf5add9aade029f2" office:value-type="string">
            <text:p>25.9388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423a700603999fd7e5bb6ecd53ac63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cf34ee0892295c519929317330425397" office:value-type="string">
            <text:p> </text:p>
          </table:table-cell>
          <table:table-cell table:style-name="odsStyleTableCell-cf34ee0892295c519929317330425397" office:value-type="string">
            <text:p>1 MES</text:p>
          </table:table-cell>
          <table:table-cell table:style-name="odsStyleTableCell-cf34ee0892295c519929317330425397" office:value-type="string">
            <text:p>3 MESES</text:p>
          </table:table-cell>
          <table:table-cell table:style-name="odsStyleTableCell-cf34ee0892295c519929317330425397" office:value-type="string">
            <text:p>6 MESES</text:p>
          </table:table-cell>
        </table:table-row>
        <table:table-row table:style-name="ro1">
          <table:table-cell table:style-name="odsStyleTableCell-db33cc007f65fc69ef1c9d23251a403b" office:value-type="string">
            <text:p>TASA LIBOR(USD)</text:p>
          </table:table-cell>
          <table:table-cell table:style-name="odsStyleTableCell-7c3ff628d04d681dcf5add9aade029f2" office:value-type="string">
            <text:p>5.44</text:p>
          </table:table-cell>
          <table:table-cell table:style-name="odsStyleTableCell-7c3ff628d04d681dcf5add9aade029f2" office:value-type="string">
            <text:p>5.57</text:p>
          </table:table-cell>
          <table:table-cell table:style-name="odsStyleTableCell-7c3ff628d04d681dcf5add9aade029f2" office:value-type="string">
            <text:p>5.6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7513def85a7a2c6167d37ff72ba8a96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20</meta:creation-date>
    <meta:generator>ods générator</meta:generator>
    <dc:date>2024-10-18T20:18:20</dc:date>
    <meta:editing-duration>PT1S</meta:editing-duration>
    <meta:editing-cycles>1</meta:editing-cycles>
    <meta:document-statistic meta:table-count="1" meta:cell-count="4" meta:object-count="0"/>
  </office:meta>
</office:document-meta>
</file>